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fo:language="es" fo:country="AR" officeooo:rsid="001a96b5" officeooo:paragraph-rsid="00216456"/>
    </style:style>
    <style:style style:name="P2" style:family="paragraph" style:parent-style-name="Standard">
      <style:text-properties fo:language="es" fo:country="AR" officeooo:rsid="001a96b5" officeooo:paragraph-rsid="0023a24e"/>
    </style:style>
    <style:style style:name="P3" style:family="paragraph" style:parent-style-name="Standard">
      <style:text-properties fo:language="es" fo:country="AR" fo:font-weight="bold" officeooo:rsid="001a96b5" officeooo:paragraph-rsid="0023a24e" style:font-weight-asian="bold" style:font-weight-complex="bold"/>
    </style:style>
    <style:style style:name="P4" style:family="paragraph" style:parent-style-name="Standard">
      <style:text-properties fo:language="es" fo:country="AR" fo:font-weight="bold" officeooo:rsid="001d10ab" officeooo:paragraph-rsid="0023a24e" style:font-weight-asian="bold" style:font-weight-complex="bold"/>
    </style:style>
    <style:style style:name="P5" style:family="paragraph" style:parent-style-name="Standard">
      <style:text-properties officeooo:paragraph-rsid="0023a24e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language="es" fo:country="AR"/>
    </style:style>
    <style:style style:name="P7" style:family="paragraph" style:parent-style-name="Text_20_body" style:list-style-name="L1">
      <style:text-properties fo:language="es" fo:country="AR"/>
    </style:style>
    <style:style style:name="P8" style:family="paragraph" style:parent-style-name="Text_20_body">
      <style:text-properties fo:language="es" fo:country="AR"/>
    </style:style>
    <style:style style:name="P9" style:family="paragraph" style:parent-style-name="Text_20_body">
      <style:text-properties fo:language="es" fo:country="AR" officeooo:paragraph-rsid="00279858"/>
    </style:style>
    <style:style style:name="P10" style:family="paragraph" style:parent-style-name="Text_20_body">
      <style:text-properties fo:language="es" fo:country="AR" officeooo:paragraph-rsid="002816e0"/>
    </style:style>
    <style:style style:name="P11" style:family="paragraph" style:parent-style-name="Text_20_body" style:list-style-name="L4">
      <style:text-properties fo:language="es" fo:country="AR" officeooo:rsid="00293783" officeooo:paragraph-rsid="00293783"/>
    </style:style>
    <style:style style:name="P12" style:family="paragraph" style:parent-style-name="Text_20_body" style:list-style-name="L5">
      <style:text-properties fo:language="es" fo:country="AR" officeooo:rsid="002a8a6b" officeooo:paragraph-rsid="002a8a6b"/>
    </style:style>
    <style:style style:name="P13" style:family="paragraph" style:parent-style-name="Text_20_body" style:list-style-name="L4">
      <style:text-properties fo:language="es" fo:country="AR" officeooo:rsid="002a8a6b" officeooo:paragraph-rsid="002a8a6b"/>
    </style:style>
    <style:style style:name="P14" style:family="paragraph" style:parent-style-name="Text_20_body" style:list-style-name="L2">
      <style:text-properties officeooo:paragraph-rsid="00262902"/>
    </style:style>
    <style:style style:name="P15" style:family="paragraph" style:parent-style-name="Text_20_body">
      <style:text-properties officeooo:paragraph-rsid="0026ea31"/>
    </style:style>
    <style:style style:name="T1" style:family="text">
      <style:text-properties fo:language="es" fo:country="AR"/>
    </style:style>
    <style:style style:name="T2" style:family="text">
      <style:text-properties fo:language="es" fo:country="AR" fo:font-weight="bold" officeooo:rsid="0023a24e" style:font-weight-asian="bold" style:font-weight-complex="bold"/>
    </style:style>
    <style:style style:name="T3" style:family="text">
      <style:text-properties fo:language="es" fo:country="AR" fo:font-weight="normal" style:font-weight-asian="normal" style:font-weight-complex="normal"/>
    </style:style>
    <style:style style:name="T4" style:family="text">
      <style:text-properties fo:language="es" fo:country="AR" fo:font-weight="normal" officeooo:rsid="00262902" style:font-weight-asian="normal" style:font-weight-complex="normal"/>
    </style:style>
    <style:style style:name="T5" style:family="text">
      <style:text-properties fo:language="es" fo:country="AR" fo:font-weight="normal" officeooo:rsid="0026ea31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a96b5" style:font-weight-asian="bold" style:font-weight-complex="bold"/>
    </style:style>
    <style:style style:name="T9" style:family="text">
      <style:text-properties fo:font-weight="bold" officeooo:rsid="00279858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>Este trabajo práctico es complemento de la clase 1 y es afín a los siguientes resultados de aprendizaje:</text:span></text:span></text:p>
      <text:list xml:id="list1949083959" text:style-name="L1">
        <text:list-item>
          <text:p text:style-name="P6">[Interpreta] + [los procesos administrativos tradicionales de la organización] + [para proponer mejoras en los resultados de estados de los estados contables] + [trabajando de manera proactiva y promoviendo el debate en equipos de trabajo colaborativo.]</text:p>
        </text:list-item>
        <text:list-item>
          <text:p text:style-name="P6">[Reconoce] + [las características de la gestión organizacional] + [para evaluar enfoque y estrategias] + [en el marco de sistemas de información]</text:p>
        </text:list-item>
        <text:list-item>
          <text:p text:style-name="P6">[Compara] + [las consecuencias de los distintos cursos de acción ante un problema determinado] + [para identificar el que mejor se adecúa a los objetivos planteados] + [considerando los principios de la teoría de las decisiones.]</text:p>
        </text:list-item>
        <text:list-item>
          <text:p text:style-name="P7">[Interpreta] + [el rol del Ingeniero de Sistemas] + [para entender sus responsabilidades ante la sociedad] + [considerando los principios de la responsabilidad social empresaria]</text:p>
        </text:list-item>
      </text:list>
      <text:p text:style-name="P8"/>
      <text:p text:style-name="P8"/>
      <text:p text:style-name="Text_20_body"><text:span text:style-name="Strong_20_Emphasis"><text:span text:style-name="T1">1. Indique si las siguientes afirmaciones son correctas o incorrectas. Para que una</text:span></text:span></text:p>
      <text:p text:style-name="Text_20_body"><text:span text:style-name="Strong_20_Emphasis"><text:span text:style-name="T1">aseveración sea correcta debe serlo totalmente.</text:span></text:span></text:p>
      <text:p text:style-name="P8"/>
      <text:p text:style-name="P8">a) Los objetivos de las organizaciones son los de sus participantes.</text:p>
      <text:p text:style-name="P8">b) La contabilidad puede encontrar campo de campo de aplicación no sólo en las</text:p>
      <text:p text:style-name="P8">empresas sino en otras organizaciones.</text:p>
      <text:p text:style-name="P8">c) Con el transcurso del tiempo, los gobiernos fueron aumentando las regulaciones</text:p>
      <text:p text:style-name="P8">sobre aspectos del funcionamiento de diversos tipos de organizaciones.</text:p>
      <text:p text:style-name="P8">d) Toda modificación en los recursos de una empresa va acompañada por una</text:p>
      <text:p text:style-name="P8">modificación de sus obligaciones.</text:p>
      <text:p text:style-name="P8">e) Decidir implica escoger una alternativa de un menú preexistente.</text:p>
      <text:p text:style-name="P8">f) Cuanto mejor sea la calidad de la información obtenida, mejores decisiones podrán</text:p>
      <text:p text:style-name="P8">tomarse.</text:p>
      <text:p text:style-name="P8">g) Dada una desviación negativa con respecto a lo planeado, debe modificarse la</text:p>
      <text:p text:style-name="P8">conducta futura de la organización.</text:p>
      <text:p text:style-name="P8"><text:span text:style-name="T8"/></text:p>
      <text:p text:style-name="P8"><text:span text:style-name="T8"/></text:p>
      <text:p text:style-name="P1"><text:soft-page-break/><text:span text:style-name="T7">A. </text:span>Correcta. Los objetivos de una organización suelen reflejar los objetivos individuales y colectivos de sus participantes, ya sean propietarios, directivos, empleados, etc. Estos objetivos pueden variar dependiendo de la naturaleza de la organización y de las personas involucradas en ella.</text:p>
      <text:p text:style-name="P1"/>
      <text:p text:style-name="P1"><text:span text:style-name="T7">B. </text:span>Correcta. La contabilidad no se limita solo al ámbito empresarial; también puede aplicarse en organizaciones sin fines de lucro, instituciones gubernamentales, organizaciones no gubernamentales, entre otras. Su utilidad radica en el registro, análisis y presentación de la información financiera.</text:p>
      <text:p text:style-name="P1"/>
      <text:p text:style-name="P1"><text:span text:style-name="T7">C. </text:span>Correcta. Con el tiempo, los gobiernos suelen aumentar las regulaciones sobre el funcionamiento de diversas organizaciones, ya sea para garantizar la transparencia, la equidad, la seguridad, o para cumplir con estándares internacionales. Esto afecta tanto a empresas como a organizaciones sin fines de lucro, entre otras.</text:p>
      <text:p text:style-name="P1"/>
      <text:p text:style-name="P1"><text:span text:style-name="T7">D. </text:span>Incorrecta. No toda modificación en los recursos de una empresa necesariamente implica una modificación de sus obligaciones. Por ejemplo, una empresa podría adquirir nuevos activos financieros sin contraer nuevas obligaciones.</text:p>
      <text:p text:style-name="P1"/>
      <text:p text:style-name="P1"><text:span text:style-name="T7">E. </text:span>Correcta. Decidir implica elegir entre alternativas disponibles, ya sea estas estén claramente definidas o implícitas en el contexto. Sin opciones entre las cuales elegir, la acción no puede considerarse una decisión en el sentido completo de la palabra.</text:p>
      <text:p text:style-name="P1"/>
      <text:p text:style-name="P1"><text:span text:style-name="T7">F. </text:span>Correcta. En general, cuanto mejor sea la calidad de la información disponible, mejores decisiones podrán tomarse. La información de calidad proporciona una base más sólida para evaluar opciones y prever las consecuencias de las decisiones.</text:p>
      <text:p text:style-name="P1"/>
      <text:p text:style-name="P1"><text:span text:style-name="T7">G. </text:span>Correcta. Una desviación negativa con respecto a lo planeado indica que algo no está funcionando como se esperaba. En respuesta a esto, es lógico y prudente ajustar la conducta futura de la organización para corregir el curso y alcanzar los objetivos deseados.</text:p>
      <text:p text:style-name="P8"/>
      <text:p text:style-name="Text_20_body"><text:span text:style-name="Strong_20_Emphasis"><text:span text:style-name="T1">2. Enuncie los pasos básicos que conforman el ciclo operativo de una empresa con actividad</text:span></text:span></text:p>
      <text:p text:style-name="Text_20_body"><text:span text:style-name="Strong_20_Emphasis"><text:span text:style-name="T1">exclusivamente comercial.</text:span></text:span></text:p>
      <text:p text:style-name="P2"><text:span text:style-name="T7">A.</text:span> Compra de mercancías: La empresa adquiere productos para la venta.</text:p>
      <text:p text:style-name="P2"><text:span text:style-name="T7">B.</text:span> Almacenamiento e inventario: Se guarda y gestiona el inventario de productos.</text:p>
      <text:p text:style-name="P2"><text:span text:style-name="T7">C.</text:span> Venta de mercancías: Se venden los productos a los clientes.</text:p>
      <text:p text:style-name="P2"><text:span text:style-name="T7">D. </text:span>Cobro de ingresos: La empresa recibe pagos de los clientes por las ventas.</text:p>
      <text:p text:style-name="P2"><text:span text:style-name="T7">E. </text:span>Registro contable: Se registran todas las transacciones en los libros contables.</text:p>
      <text:p text:style-name="P2"><text:span text:style-name="T7">F. </text:span>Gestión de cuentas por pagar: La empresa paga a los proveedores por las compras realizadas.</text:p>
      <text:p text:style-name="P3"/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oft-page-break/><text:span text:style-name="Strong_20_Emphasis"><text:span text:style-name="T1">3. Enumere los recursos de rápida movilidad que debería poseer como mínimo una empresa</text:span></text:span></text:p>
      <text:p text:style-name="Text_20_body"><text:span text:style-name="Strong_20_Emphasis"><text:span text:style-name="T1">que se dedica a la compra venta de repuestos para automotores.</text:span></text:span></text:p>
      <text:p text:style-name="P4">A. <text:span text:style-name="T6">Vehículos de transporte: Se necesitan vehículos adecuados para el transporte de los repuestos desde los proveedores hasta el lugar de almacenamiento de la empresa, así como para realizar entregas a los clientes.</text:span></text:p>
      <text:p text:style-name="P4"><text:span text:style-name="T6"/></text:p>
      <text:p text:style-name="P4">B. <text:span text:style-name="T6">Equipo de transporte interno: Carretillas elevadoras u otros equipos de manejo de materiales para mover los repuestos dentro del almacén de manera eficiente.</text:span></text:p>
      <text:p text:style-name="P4"><text:span text:style-name="T6"/></text:p>
      <text:p text:style-name="P4">C. <text:span text:style-name="T6">Dispositivos de comunicación móvil: Teléfonos móviles o radios de comunicación para coordinar las entregas, comunicarse con los proveedores y atender las consultas de los clientes de manera rápida y efectiva.</text:span></text:p>
      <text:p text:style-name="P4"><text:span text:style-name="T6"/></text:p>
      <text:p text:style-name="P4">D. <text:span text:style-name="T6">Sistema de seguimiento de vehículos: Herramientas como GPS o software de seguimiento de flotas para monitorear la ubicación y el desempeño de los vehículos de transporte en tiempo real, lo que ayuda a optimizar las rutas y mejorar la eficiencia de las entregas.</text:span></text:p>
      <text:p text:style-name="P4"><text:span text:style-name="T6"/></text:p>
      <text:p text:style-name="P4">E. <text:span text:style-name="T6">Inventario móvil: Dispositivos móviles (como tabletas o smartphones) con acceso al sistema de gestión de inventario de la empresa, permitiendo a los empleados verificar el stock disponible, realizar conteos de inventario y procesar pedidos desde cualquier ubicación dentro del almacén o en ruta.</text:span></text:p>
      <text:p text:style-name="P4"><text:span text:style-name="T6"/></text:p>
      <text:p text:style-name="Text_20_body"><text:span text:style-name="Strong_20_Emphasis"><text:span text:style-name="T1">4. Empleando únicamente las pautas expuestas en la unidad 2, clasifique los siguientes</text:span></text:span></text:p>
      <text:p text:style-name="Text_20_body"><text:span text:style-name="Strong_20_Emphasis"><text:span text:style-name="T1">recursos y fuentes de la misma empresa referida en el planteo anterior</text:span></text:span></text:p>
      <text:p text:style-name="P8">a) estanterías para almacenar los repuestos;</text:p>
      <text:list xml:id="list3699166368" text:style-name="L4">
        <text:list-item>
          <text:p text:style-name="P11">Recurso permanente.</text:p>
        </text:list-item>
        <text:list-item>
          <text:p text:style-name="P11">Proporcionan una estructura física permanente para almacenar los repuestos.</text:p>
        </text:list-item>
      </text:list>
      <text:p text:style-name="P8">b) computador empleado para llevar la contabilidad;</text:p>
      <text:list xml:id="list719766147" text:style-name="L5">
        <text:list-item>
          <text:p text:style-name="P12">Recurso permanente.</text:p>
        </text:list-item>
        <text:list-item>
          <text:p text:style-name="P12">Es una herramienta que se utiliza para llevar la cuenta de los datos, como la contabiliidada que es una herramienta necesaria para la operación continua del negocio.</text:p>
        </text:list-item>
      </text:list>
      <text:p text:style-name="P10">c) cuenta a cobrar al cliente RAUL LOPEZ por venta de repuestos;</text:p>
      <text:list xml:id="list165501379942264" text:continue-list="list3699166368" text:style-name="L4">
        <text:list-item>
          <text:p text:style-name="P13">Recursos de rápida movilidad.</text:p>
        </text:list-item>
        <text:list-item>
          <text:p text:style-name="P13">Representan un activo circulante que se espera que se convierta en efectivo en un plazo relativamente corto.</text:p>
        </text:list-item>
      </text:list>
      <text:p text:style-name="P8">d) títulos públicos adquiridos con un exceso temporario de fondos que serán vendidos</text:p>
      <text:p text:style-name="P8">en los próximos días;</text:p>
      <text:list xml:id="list165502463844721" text:continue-numbering="true" text:style-name="L4">
        <text:list-item>
          <text:p text:style-name="P13">Recursos de rápida movilidad.</text:p>
          <text:p text:style-name="P13"/>
        </text:list-item>
      </text:list>
      <text:p text:style-name="P10"><text:soft-page-break/>e) aporte de los accionistas;</text:p>
      <text:list xml:id="list165503048195510" text:continue-numbering="true" text:style-name="L4">
        <text:list-item>
          <text:p text:style-name="P13">Recurso estable.</text:p>
        </text:list-item>
      </text:list>
      <text:p text:style-name="P10">f) préstamo obtenido del BANCO BARRIAL a seis meses de plazo;</text:p>
      <text:list xml:id="list165503195183675" text:continue-numbering="true" text:style-name="L4">
        <text:list-item>
          <text:p text:style-name="P13">Fuente transitoria.</text:p>
        </text:list-item>
      </text:list>
      <text:p text:style-name="P8">g) cuenta a pagar al proveedor VOLTA ALTOMOTORES S.A. por la compra de</text:p>
      <text:p text:style-name="P10">repuestos.</text:p>
      <text:list xml:id="list165503013637557" text:continue-numbering="true" text:style-name="L4">
        <text:list-item>
          <text:p text:style-name="P13">Fuente transitoria.</text:p>
        </text:list-item>
      </text:list>
      <text:p text:style-name="Text_20_body"><text:span text:style-name="Strong_20_Emphasis"><text:span text:style-name="T1">5. Enuncie los pasos típicos del proceso decisorio.</text:span></text:span></text:p>
      <text:list xml:id="list4098479008" text:style-name="L2">
        <text:list-item>
          <text:p text:style-name="P14"><text:span text:style-name="Strong_20_Emphasis"><text:span text:style-name="T4">Se fijan los objetivos y las metas.</text:span></text:span></text:p>
        </text:list-item>
        <text:list-item>
          <text:p text:style-name="P14"><text:span text:style-name="Strong_20_Emphasis"><text:span text:style-name="T4">Se comienza la actividad.</text:span></text:span></text:p>
        </text:list-item>
        <text:list-item>
          <text:p text:style-name="P14"><text:span text:style-name="Strong_20_Emphasis"><text:span text:style-name="T4">Toma de decisiones.</text:span></text:span></text:p>
        </text:list-item>
        <text:list-item>
          <text:p text:style-name="P14"><text:span text:style-name="Strong_20_Emphasis"><text:span text:style-name="T4">Se genera una acción</text:span></text:span></text:p>
        </text:list-item>
        <text:list-item>
          <text:p text:style-name="P14"><text:span text:style-name="Strong_20_Emphasis"><text:span text:style-name="T4">Se hace un seguimiento y una evaluación.</text:span></text:span></text:p>
        </text:list-item>
      </text:list>
      <text:p text:style-name="Text_20_body"><text:span text:style-name="Strong_20_Emphasis"><text:span text:style-name="T1">6. Explique la relación entre toma de decisiones, control y contabilidad.</text:span></text:span></text:p>
      <text:p text:style-name="Text_20_body"><text:span text:style-name="Strong_20_Emphasis"><text:span text:style-name="T3">La relación entre toma de decisiones, control y contabilidad es fundamental en la gestión empresarial. La contabilidad proporciona datos financieros esenciales que se utilizan en la toma de decisiones y el control del rendimiento. Ayuda a evaluar opciones, monitorear el cumplimiento de objetivos y tomar medidas correctivas cuando sea necesario. En resumen, la contabilidad es una herramienta clave que facilita la toma de decisiones informadas y el seguimiento efectivo del desempeño empresarial.</text:span></text:span></text:p>
      <text:p text:style-name="Text_20_body"><text:span text:style-name="Strong_20_Emphasis"><text:span text:style-name="T1">7. Enuncie la relación entre el sistema de informaciones de un ente sin fines de lucro y su</text:span></text:span></text:p>
      <text:p text:style-name="Text_20_body"><text:span text:style-name="Strong_20_Emphasis"><text:span text:style-name="T1">contabilidad.</text:span></text:span></text:p>
      <text:p text:style-name="Text_20_body"><text:span text:style-name="Strong_20_Emphasis"><text:span text:style-name="T3">La relación entre el sistema de información y la contabilidad en un ente sin fines de lucro es fundamental para su funcionamiento eficaz y transparente. El sistema de información recopila y organiza datos sobre transacciones financieras y no financieras de la organización. Estos datos son esenciales para la gestión financiera, la planificación estratégica y el cumplimiento normativo. La contabilidad utiliza la información del sistema de información para registrar y procesar adecuadamente estas transacciones en los libros contables, lo que permite la generación de informes financieros precisos y oportunos. Además, la contabilidad asegura el cumplimiento de las normativas y regulaciones contables y legales específicas para entidades sin fines de lucro. Así, la contabilidad y el sistema de información trabajan en conjunto para proporcionar a la dirección una visión clara y completa del desempeño financiero y operativo de la organización, lo que facilita la toma de decisiones informadas y la consecución de los objetivos sin fines de lucro.</text:span></text:span></text:p>
      <text:p text:style-name="Text_20_body"><text:span text:style-name="Strong_20_Emphasis"><text:span text:style-name="T1">8. Explique la diferencia (de objetos) entre control de gestión y control patrimonial</text:span></text:span></text:p>
      <text:p text:style-name="P15"><text:soft-page-break/><text:span text:style-name="Strong_20_Emphasis"><text:span text:style-name="T5">El control de gestión y el control patrimonial se distinguen por sus enfoques y objetivos principales. Mientras que el control de gestión se orienta hacia la supervisión del desempeño operativo y financiero de una organización para alcanzar sus objetivos estratégicos, el control patrimonial se centra en la gestión y protección de los activos y pasivos de la empresa.</text:span></text:span></text:p>
      <text:p text:style-name="P15"><text:span text:style-name="Strong_20_Emphasis"><text:span text:style-name="T5">El control de gestión abarca aspectos como la planificación y el análisis del rendimiento, mientras que el control patrimonial se concentra en la valoración de los activos, la prevención de pérdidas y la gestión de registros. Ambos son fundamentales para una gestión efectiva de la organización, pero cada uno tiene su propio ámbito de acción y objetivos específicos dentro del panorama empresarial.</text:span></text:span></text:p>
      <text:p text:style-name="Text_20_body"><text:span text:style-name="Strong_20_Emphasis"><text:span text:style-name="T1">9. Presente una lista de informaciones necesarias para decidir sobre el importe que una</text:span></text:span></text:p>
      <text:p text:style-name="Text_20_body"><text:span text:style-name="Strong_20_Emphasis"><text:span text:style-name="T1">organización podría invertir transitoriamente en colocaciones a no más de treinta días de</text:span></text:span></text:p>
      <text:p text:style-name="Text_20_body"><text:span text:style-name="Strong_20_Emphasis"><text:span text:style-name="T1">plazo.</text:span></text:span></text:p>
      <text:p text:style-name="P8"><text:span text:style-name="T9">A) </text:span><text:span text:style-name="T7">Disponibilidad de efectivo: </text:span>Es esencial conocer cuánto efectivo puede la organización destinar a estas inversiones a corto plazo.</text:p>
      <text:p text:style-name="P9"><text:span text:style-name="T9">B) </text:span><text:span text:style-name="T7">Evaluación de necesidades financieras y compromisos pendientes:</text:span> Se debe evaluar si existen necesidades financieras inmediatas o compromisos pendientes que pudieran requerir el uso de efectivo.</text:p>
      <text:p text:style-name="P8"/>
      <text:p text:style-name="P9"><text:span text:style-name="T9">C) </text:span><text:span text:style-name="T7">Capacidad de cumplimiento de obligaciones financieras: </text:span>Se debe asegurar que la inversión no afecte la capacidad de la organización para cumplir con sus compromisos financieros actuales y futuros.</text:p>
      <text:p text:style-name="P9"><text:span text:style-name="T9">D) </text:span><text:span text:style-name="T7">Objetivos financieros: </text:span>Es importante tener claros los objetivos financieros de la organización, ya sea maximizar la rentabilidad o preservar el capital.</text:p>
      <text:p text:style-name="P9"><text:span text:style-name="T9">E) </text:span><text:span text:style-name="T7">Política de inversión y restricciones: </text:span>Se deben considerar las políticas internas de inversión y cualquier restricción relacionada con las inversiones temporales a corto plazo.</text:p>
      <text:p text:style-name="P9"><text:span text:style-name="T9">F) </text:span><text:span text:style-name="T7">Análisis de condiciones económicas y de mercado: </text:span>Se debe realizar un análisis de las condiciones económicas y de mercado para evaluar el contexto en el que se realizarán las inversiones.</text:p>
      <text:p text:style-name="P9"><text:span text:style-name="T9">G) </text:span><text:span text:style-name="T7">Estimación del rendimiento esperado: </text:span>Se debe estimar el rendimiento que se espera obtener de las inversiones a corto plazo.</text:p>
      <text:p text:style-name="P9"><text:span text:style-name="T9">H) </text:span><text:span text:style-name="T7">Liquidez de las inversiones:</text:span> Es crucial evaluar la liquidez de las inversiones y su capacidad de convertirse rápidamente en efectivo si fuera necesario.</text:p>
      <text:p text:style-name="P9"><text:span text:style-name="T9">I) </text:span>Regulaciones externas y políticas internas: Se deben considerar las regulaciones externas aplicables y las políticas internas de la organización que puedan afectar la realización de estas inversiones.</text:p>
      <text:p text:style-name="P9"><text:span text:style-name="T9">J) </text:span><text:span text:style-name="T7">Análisis detallado de riesgos: </text:span>Se debe realizar un análisis exhaustivo de los riesgos asociados con las inversiones a corto plazo, como el riesgo de crédito y el riesgo de mercado.</text:p>
      <text:p text:style-name="P8">Considerar estas informaciones proporciona una base sólida para tomar decisiones informadas y prudentes en cuanto a las inversiones temporales de la organizació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6T16:13:17.542000000</meta:creation-date>
    <dc:date>2024-04-16T16:55:00.091000000</dc:date>
    <meta:editing-duration>PT31M25S</meta:editing-duration>
    <meta:editing-cycles>14</meta:editing-cycles>
    <meta:generator>LibreOffice/7.3.4.2$Windows_X86_64 LibreOffice_project/728fec16bd5f605073805c3c9e7c4212a0120dc5</meta:generator>
    <meta:document-statistic meta:table-count="0" meta:image-count="0" meta:object-count="0" meta:page-count="5" meta:paragraph-count="91" meta:word-count="1754" meta:character-count="11471" meta:non-whitespace-character-count="9827"/>
  </office:meta>
</office:document-meta>
</file>